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ne_datastream_all_lo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1991833.61797" calcext:value-type="float">
            <text:p>1991833.61797</text:p>
          </table:table-cell>
          <table:table-cell office:value-type="float" office:value="15.76824" calcext:value-type="float">
            <text:p>15.76824</text:p>
          </table:table-cell>
          <table:table-cell office:value-type="float" office:value="12491915" calcext:value-type="float">
            <text:p>124919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292756.77933" calcext:value-type="float">
            <text:p>2292756.77933</text:p>
          </table:table-cell>
          <table:table-cell office:value-type="float" office:value="20.80206" calcext:value-type="float">
            <text:p>20.80206</text:p>
          </table:table-cell>
          <table:table-cell office:value-type="float" office:value="12810991" calcext:value-type="float">
            <text:p>12810991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2321596.52542" calcext:value-type="float">
            <text:p>2321596.52542</text:p>
          </table:table-cell>
          <table:table-cell office:value-type="float" office:value="21.33337" calcext:value-type="float">
            <text:p>21.33337</text:p>
          </table:table-cell>
          <table:table-cell office:value-type="float" office:value="12959137" calcext:value-type="float">
            <text:p>1295913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14888" calcext:value-type="float">
            <text:p>0.14888</text:p>
          </table:table-cell>
          <table:table-cell office:value-type="float" office:value="0.04342" calcext:value-type="float">
            <text:p>0.04342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1" calcext:value-type="float">
            <text:p>0.011</text:p>
          </table:table-cell>
          <table:table-cell office:value-type="float" office:value="1956231.67877" calcext:value-type="float">
            <text:p>1956231.67877</text:p>
          </table:table-cell>
          <table:table-cell office:value-type="float" office:value="16.20924" calcext:value-type="float">
            <text:p>16.20924</text:p>
          </table:table-cell>
          <table:table-cell office:value-type="float" office:value="12473918" calcext:value-type="float">
            <text:p>124739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58.54241" calcext:value-type="float">
            <text:p>58.54241</text:p>
          </table:table-cell>
          <table:table-cell office:value-type="float" office:value="71.52083" calcext:value-type="float">
            <text:p>71.52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2324435.52903" calcext:value-type="float">
            <text:p>2324435.52903</text:p>
          </table:table-cell>
          <table:table-cell office:value-type="float" office:value="22.51718" calcext:value-type="float">
            <text:p>22.51718</text:p>
          </table:table-cell>
          <table:table-cell office:value-type="float" office:value="12147587" calcext:value-type="float">
            <text:p>12147587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ean Mean 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</table:table>
      <table:table table:name="all_datastreams_one_location" table:style-name="ta1">
        <table:shapes>
          <draw:frame draw:z-index="0" draw:style-name="gr1" draw:text-style-name="P1" svg:width="275.64pt" svg:height="177.36pt" svg:x="3.69pt" svg:y="159.56pt">
            <draw:object draw:notify-on-update-of-ranges="all_datastreams_one_location.A2:all_datastreams_one_location.A6 all_datastreams_one_location.C1:all_datastreams_one_location.C1 all_datastreams_one_location.C2:all_datastreams_one_location.C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57.19pt" svg:height="154.52pt" svg:x="287.6pt" svg:y="168.24pt">
            <draw:object draw:notify-on-update-of-ranges="all_datastreams_one_location.A2:all_datastreams_one_location.A6 all_datastreams_one_location.D1:all_datastreams_one_location.D1 all_datastreams_one_location.D2:all_datastreams_one_location.D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2.29pt" svg:height="157.72pt" svg:x="547.6pt" svg:y="169.6pt">
            <draw:object draw:notify-on-update-of-ranges="all_datastreams_one_location.A2:all_datastreams_one_location.A6 all_datastreams_one_location.E2:all_datastreams_one_location.E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0353" calcext:value-type="float">
            <text:p>0.0353</text:p>
          </table:table-cell>
          <table:table-cell office:value-type="float" office:value="463148.59135" calcext:value-type="float">
            <text:p>463148.59135</text:p>
          </table:table-cell>
          <table:table-cell office:value-type="float" office:value="27.09373" calcext:value-type="float">
            <text:p>27.09373</text:p>
          </table:table-cell>
          <table:table-cell office:value-type="float" office:value="2526864.5" calcext:value-type="float">
            <text:p>2526864.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9305" calcext:value-type="float">
            <text:p>0.0930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45261" calcext:value-type="float">
            <text:p>0.45261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114.25447" calcext:value-type="float">
            <text:p>114.25447</text:p>
          </table:table-cell>
          <table:table-cell office:value-type="float" office:value="93.96111" calcext:value-type="float">
            <text:p>93.96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AF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494988.31614" calcext:value-type="float">
            <text:p>494988.31614</text:p>
          </table:table-cell>
          <table:table-cell office:value-type="float" office:value="26.83543" calcext:value-type="float">
            <text:p>26.83543</text:p>
          </table:table-cell>
          <table:table-cell office:value-type="float" office:value="1698059.25" calcext:value-type="float">
            <text:p>1698059.2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8494" calcext:value-type="float">
            <text:p>0.084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12087" calcext:value-type="float">
            <text:p>0.1208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113.20634" calcext:value-type="float">
            <text:p>113.20634</text:p>
          </table:table-cell>
          <table:table-cell office:value-type="float" office:value="92.53333" calcext:value-type="float">
            <text:p>92.5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441050.21702" calcext:value-type="float">
            <text:p>441050.21702</text:p>
          </table:table-cell>
          <table:table-cell office:value-type="float" office:value="18.67358" calcext:value-type="float">
            <text:p>18.67358</text:p>
          </table:table-cell>
          <table:table-cell office:value-type="float" office:value="1552212.25" calcext:value-type="float">
            <text:p>1552212.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473227.0575" calcext:value-type="float">
            <text:p>473227.0575</text:p>
          </table:table-cell>
          <table:table-cell office:value-type="float" office:value="34.08968" calcext:value-type="float">
            <text:p>34.08968</text:p>
          </table:table-cell>
          <table:table-cell office:value-type="float" office:value="2314009.75" calcext:value-type="float">
            <text:p>2314009.75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9359" calcext:value-type="float">
            <text:p>0.09359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45929" calcext:value-type="float">
            <text:p>0.45929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469856.17723" calcext:value-type="float">
            <text:p>469856.17723</text:p>
          </table:table-cell>
          <table:table-cell office:value-type="float" office:value="34.3083" calcext:value-type="float">
            <text:p>34.3083</text:p>
          </table:table-cell>
          <table:table-cell office:value-type="float" office:value="2870210" calcext:value-type="float">
            <text:p>287021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46897" calcext:value-type="float">
            <text:p>0.46897</text:p>
          </table:table-cell>
          <table:table-cell office:value-type="float" office:value="0.0484" calcext:value-type="float">
            <text:p>0.0484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6])" office:value-type="float" office:value="0.01392" calcext:value-type="float">
            <text:p>0.01392</text:p>
          </table:table-cell>
          <table:table-cell/>
          <table:table-cell table:formula="of:=MIN([.D2:.D6])" office:value-type="float" office:value="0.0055" calcext:value-type="float">
            <text:p>0.00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 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6])" office:value-type="float" office:value="0.017728" calcext:value-type="float">
            <text:p>0.017728</text:p>
          </table:table-cell>
          <table:table-cell/>
          <table:table-cell table:formula="of:=AVERAGE([.D2:.D6])" office:value-type="float" office:value="0.008556" calcext:value-type="float">
            <text:p>0.008556</text:p>
          </table:table-cell>
          <table:table-cell table:number-columns-repeated="15"/>
        </table:table-row>
      </table:table>
      <table:table table:name="all_datastreams_all_locations" table:style-name="ta1">
        <table:shapes>
          <draw:frame draw:z-index="0" draw:style-name="gr1" draw:text-style-name="P1" svg:width="453.57pt" svg:height="255.09pt" svg:x="0pt" svg:y="221.24pt">
            <draw:object draw:notify-on-update-of-ranges="all_datastreams_all_locations.A1:all_datastreams_all_locations.A1 all_datastreams_all_locations.A2:all_datastreams_all_locations.A11 all_datastreams_all_locations.C1:all_datastreams_all_locations.C1 all_datastreams_all_locations.C2:all_datastreams_all_location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09pt" svg:x="478.91pt" svg:y="194.29pt">
            <draw:object draw:notify-on-update-of-ranges="all_datastreams_all_locations.A1:all_datastreams_all_locations.A1 all_datastreams_all_locations.A2:all_datastreams_all_locations.A11 all_datastreams_all_locations.D1:all_datastreams_all_locations.D1 all_datastreams_all_locations.D2:all_datastreams_all_locations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09pt" svg:x="6.46pt" svg:y="436.14pt">
            <draw:object draw:notify-on-update-of-ranges="all_datastreams_all_locations.A2:all_datastreams_all_locations.A11 all_datastreams_all_locations.E1:all_datastreams_all_locations.E1 all_datastreams_all_locations.E2:all_datastreams_all_locations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09pt" svg:x="507.03pt" svg:y="489.63pt">
            <draw:object draw:notify-on-update-of-ranges="all_datastreams_all_locations.A2:all_datastreams_all_locations.A11 all_datastreams_all_locations.F1:all_datastreams_all_locations.F1 all_datastreams_all_locations.F2:all_datastreams_all_locations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AJ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204014.93685" calcext:value-type="float">
            <text:p>204014.93685</text:p>
          </table:table-cell>
          <table:table-cell office:value-type="float" office:value="84562.69531" calcext:value-type="float">
            <text:p>84562.69531</text:p>
          </table:table-cell>
          <table:table-cell office:value-type="float" office:value="534870.875" calcext:value-type="float">
            <text:p>534870.87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84.16667" calcext:value-type="float">
            <text:p>84.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72876.36263" calcext:value-type="float">
            <text:p>272876.36263</text:p>
          </table:table-cell>
          <table:table-cell office:value-type="float" office:value="112548.70312" calcext:value-type="float">
            <text:p>112548.70312</text:p>
          </table:table-cell>
          <table:table-cell office:value-type="float" office:value="476392.34375" calcext:value-type="float">
            <text:p>476392.3437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61116.98633" calcext:value-type="float">
            <text:p>261116.98633</text:p>
          </table:table-cell>
          <table:table-cell office:value-type="float" office:value="119829.00781" calcext:value-type="float">
            <text:p>119829.00781</text:p>
          </table:table-cell>
          <table:table-cell office:value-type="float" office:value="453455.53125" calcext:value-type="float">
            <text:p>453455.5312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7422" calcext:value-type="float">
            <text:p>0.07422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91.58333" calcext:value-type="float">
            <text:p>91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G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49772.59961" calcext:value-type="float">
            <text:p>249772.59961</text:p>
          </table:table-cell>
          <table:table-cell office:value-type="float" office:value="117954.80469" calcext:value-type="float">
            <text:p>117954.80469</text:p>
          </table:table-cell>
          <table:table-cell office:value-type="float" office:value="512449.34375" calcext:value-type="float">
            <text:p>512449.3437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66.57828" calcext:value-type="float">
            <text:p>66.57828</text:p>
          </table:table-cell>
          <table:table-cell office:value-type="float" office:value="79.66667" calcext:value-type="float">
            <text:p>7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213637.2487" calcext:value-type="float">
            <text:p>213637.2487</text:p>
          </table:table-cell>
          <table:table-cell office:value-type="float" office:value="107848.52344" calcext:value-type="float">
            <text:p>107848.52344</text:p>
          </table:table-cell>
          <table:table-cell office:value-type="float" office:value="518774.1875" calcext:value-type="float">
            <text:p>518774.187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8418" calcext:value-type="float">
            <text:p>0.08418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87.41667" calcext:value-type="float">
            <text:p>87.4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236790.39518" calcext:value-type="float">
            <text:p>236790.39518</text:p>
          </table:table-cell>
          <table:table-cell office:value-type="float" office:value="98107.59375" calcext:value-type="float">
            <text:p>98107.59375</text:p>
          </table:table-cell>
          <table:table-cell office:value-type="float" office:value="570164.0625" calcext:value-type="float">
            <text:p>570164.062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09337" calcext:value-type="float">
            <text:p>0.09337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90.91667" calcext:value-type="float">
            <text:p>90.9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230928.12826" calcext:value-type="float">
            <text:p>230928.12826</text:p>
          </table:table-cell>
          <table:table-cell office:value-type="float" office:value="95577.21094" calcext:value-type="float">
            <text:p>95577.21094</text:p>
          </table:table-cell>
          <table:table-cell office:value-type="float" office:value="513652.59375" calcext:value-type="float">
            <text:p>513652.5937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82.58333" calcext:value-type="float">
            <text:p>82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B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02443.56055" calcext:value-type="float">
            <text:p>302443.56055</text:p>
          </table:table-cell>
          <table:table-cell office:value-type="float" office:value="114443.61719" calcext:value-type="float">
            <text:p>114443.61719</text:p>
          </table:table-cell>
          <table:table-cell office:value-type="float" office:value="633162.6875" calcext:value-type="float">
            <text:p>633162.687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9612" calcext:value-type="float">
            <text:p>0.0961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89.08333" calcext:value-type="float">
            <text:p>89.0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267853.17513" calcext:value-type="float">
            <text:p>267853.17513</text:p>
          </table:table-cell>
          <table:table-cell office:value-type="float" office:value="105698.24219" calcext:value-type="float">
            <text:p>105698.24219</text:p>
          </table:table-cell>
          <table:table-cell office:value-type="float" office:value="581258.5" calcext:value-type="float">
            <text:p>581258.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8359" calcext:value-type="float">
            <text:p>0.08359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87.58333" calcext:value-type="float">
            <text:p>87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222082.81706" calcext:value-type="float">
            <text:p>222082.81706</text:p>
          </table:table-cell>
          <table:table-cell office:value-type="float" office:value="57078.07812" calcext:value-type="float">
            <text:p>57078.07812</text:p>
          </table:table-cell>
          <table:table-cell office:value-type="float" office:value="494029.375" calcext:value-type="float">
            <text:p>494029.37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9475" calcext:value-type="float">
            <text:p>0.09475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89.66667" calcext:value-type="float">
            <text:p>8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11])" office:value-type="float" office:value="0.01394" calcext:value-type="float">
            <text:p>0.01394</text:p>
          </table:table-cell>
          <table:table-cell/>
          <table:table-cell table:formula="of:=MIN([.D2:.D11])" office:value-type="float" office:value="0.01064" calcext:value-type="float">
            <text:p>0.010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</text:p>
          </table:table-cell>
          <table:table-cell/>
          <table:table-cell office:value-type="string" calcext:value-type="string">
            <text:p>Mean Min</text:p>
          </table:table-cell>
          <table:table-cell table:number-columns-repeated="15"/>
        </table:table-row>
        <table:table-row table:style-name="ro1">
          <table:table-cell/>
          <table:table-cell table:formula="of:=AVERAGE([.C2:.C11])" office:value-type="float" office:value="0.014275" calcext:value-type="float">
            <text:p>0.014275</text:p>
          </table:table-cell>
          <table:table-cell/>
          <table:table-cell table:formula="of:=AVERAGE([.D2:.D11])" office:value-type="float" office:value="0.011559" calcext:value-type="float">
            <text:p>0.011559</text:p>
          </table:table-cell>
          <table:table-cell table:number-columns-repeated="15"/>
        </table:table-row>
      </table:table>
      <table:table table:name="everyt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0353" calcext:value-type="float">
            <text:p>0.0353</text:p>
          </table:table-cell>
          <table:table-cell office:value-type="float" office:value="463148.59135" calcext:value-type="float">
            <text:p>463148.59135</text:p>
          </table:table-cell>
          <table:table-cell office:value-type="float" office:value="27.09373" calcext:value-type="float">
            <text:p>27.09373</text:p>
          </table:table-cell>
          <table:table-cell office:value-type="float" office:value="2526864.5" calcext:value-type="float">
            <text:p>2526864.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9305" calcext:value-type="float">
            <text:p>0.0930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45261" calcext:value-type="float">
            <text:p>0.45261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114.25447" calcext:value-type="float">
            <text:p>114.25447</text:p>
          </table:table-cell>
          <table:table-cell office:value-type="float" office:value="93.96111" calcext:value-type="float">
            <text:p>93.96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AJ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204014.93685" calcext:value-type="float">
            <text:p>204014.93685</text:p>
          </table:table-cell>
          <table:table-cell office:value-type="float" office:value="84562.69531" calcext:value-type="float">
            <text:p>84562.69531</text:p>
          </table:table-cell>
          <table:table-cell office:value-type="float" office:value="534870.875" calcext:value-type="float">
            <text:p>534870.87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84.16667" calcext:value-type="float">
            <text:p>84.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F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494988.31614" calcext:value-type="float">
            <text:p>494988.31614</text:p>
          </table:table-cell>
          <table:table-cell office:value-type="float" office:value="26.83543" calcext:value-type="float">
            <text:p>26.83543</text:p>
          </table:table-cell>
          <table:table-cell office:value-type="float" office:value="1698059.25" calcext:value-type="float">
            <text:p>1698059.2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8494" calcext:value-type="float">
            <text:p>0.084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12087" calcext:value-type="float">
            <text:p>0.1208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113.20634" calcext:value-type="float">
            <text:p>113.20634</text:p>
          </table:table-cell>
          <table:table-cell office:value-type="float" office:value="92.53333" calcext:value-type="float">
            <text:p>92.5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72876.36263" calcext:value-type="float">
            <text:p>272876.36263</text:p>
          </table:table-cell>
          <table:table-cell office:value-type="float" office:value="112548.70312" calcext:value-type="float">
            <text:p>112548.70312</text:p>
          </table:table-cell>
          <table:table-cell office:value-type="float" office:value="476392.34375" calcext:value-type="float">
            <text:p>476392.3437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1991833.61797" calcext:value-type="float">
            <text:p>1991833.61797</text:p>
          </table:table-cell>
          <table:table-cell office:value-type="float" office:value="15.76824" calcext:value-type="float">
            <text:p>15.76824</text:p>
          </table:table-cell>
          <table:table-cell office:value-type="float" office:value="12491915" calcext:value-type="float">
            <text:p>124919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61116.98633" calcext:value-type="float">
            <text:p>261116.98633</text:p>
          </table:table-cell>
          <table:table-cell office:value-type="float" office:value="119829.00781" calcext:value-type="float">
            <text:p>119829.00781</text:p>
          </table:table-cell>
          <table:table-cell office:value-type="float" office:value="453455.53125" calcext:value-type="float">
            <text:p>453455.5312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7422" calcext:value-type="float">
            <text:p>0.07422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91.58333" calcext:value-type="float">
            <text:p>91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G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49772.59961" calcext:value-type="float">
            <text:p>249772.59961</text:p>
          </table:table-cell>
          <table:table-cell office:value-type="float" office:value="117954.80469" calcext:value-type="float">
            <text:p>117954.80469</text:p>
          </table:table-cell>
          <table:table-cell office:value-type="float" office:value="512449.34375" calcext:value-type="float">
            <text:p>512449.3437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66.57828" calcext:value-type="float">
            <text:p>66.57828</text:p>
          </table:table-cell>
          <table:table-cell office:value-type="float" office:value="79.66667" calcext:value-type="float">
            <text:p>7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213637.2487" calcext:value-type="float">
            <text:p>213637.2487</text:p>
          </table:table-cell>
          <table:table-cell office:value-type="float" office:value="107848.52344" calcext:value-type="float">
            <text:p>107848.52344</text:p>
          </table:table-cell>
          <table:table-cell office:value-type="float" office:value="518774.1875" calcext:value-type="float">
            <text:p>518774.187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8418" calcext:value-type="float">
            <text:p>0.08418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87.41667" calcext:value-type="float">
            <text:p>87.4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441050.21702" calcext:value-type="float">
            <text:p>441050.21702</text:p>
          </table:table-cell>
          <table:table-cell office:value-type="float" office:value="18.67358" calcext:value-type="float">
            <text:p>18.67358</text:p>
          </table:table-cell>
          <table:table-cell office:value-type="float" office:value="1552212.25" calcext:value-type="float">
            <text:p>1552212.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236790.39518" calcext:value-type="float">
            <text:p>236790.39518</text:p>
          </table:table-cell>
          <table:table-cell office:value-type="float" office:value="98107.59375" calcext:value-type="float">
            <text:p>98107.59375</text:p>
          </table:table-cell>
          <table:table-cell office:value-type="float" office:value="570164.0625" calcext:value-type="float">
            <text:p>570164.062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09337" calcext:value-type="float">
            <text:p>0.09337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90.91667" calcext:value-type="float">
            <text:p>90.9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473227.0575" calcext:value-type="float">
            <text:p>473227.0575</text:p>
          </table:table-cell>
          <table:table-cell office:value-type="float" office:value="34.08968" calcext:value-type="float">
            <text:p>34.08968</text:p>
          </table:table-cell>
          <table:table-cell office:value-type="float" office:value="2314009.75" calcext:value-type="float">
            <text:p>2314009.75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9359" calcext:value-type="float">
            <text:p>0.09359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45929" calcext:value-type="float">
            <text:p>0.45929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292756.77933" calcext:value-type="float">
            <text:p>2292756.77933</text:p>
          </table:table-cell>
          <table:table-cell office:value-type="float" office:value="20.80206" calcext:value-type="float">
            <text:p>20.80206</text:p>
          </table:table-cell>
          <table:table-cell office:value-type="float" office:value="12810991" calcext:value-type="float">
            <text:p>12810991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230928.12826" calcext:value-type="float">
            <text:p>230928.12826</text:p>
          </table:table-cell>
          <table:table-cell office:value-type="float" office:value="95577.21094" calcext:value-type="float">
            <text:p>95577.21094</text:p>
          </table:table-cell>
          <table:table-cell office:value-type="float" office:value="513652.59375" calcext:value-type="float">
            <text:p>513652.5937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82.58333" calcext:value-type="float">
            <text:p>82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2321596.52542" calcext:value-type="float">
            <text:p>2321596.52542</text:p>
          </table:table-cell>
          <table:table-cell office:value-type="float" office:value="21.33337" calcext:value-type="float">
            <text:p>21.33337</text:p>
          </table:table-cell>
          <table:table-cell office:value-type="float" office:value="12959137" calcext:value-type="float">
            <text:p>1295913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14888" calcext:value-type="float">
            <text:p>0.14888</text:p>
          </table:table-cell>
          <table:table-cell office:value-type="float" office:value="0.04342" calcext:value-type="float">
            <text:p>0.04342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B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02443.56055" calcext:value-type="float">
            <text:p>302443.56055</text:p>
          </table:table-cell>
          <table:table-cell office:value-type="float" office:value="114443.61719" calcext:value-type="float">
            <text:p>114443.61719</text:p>
          </table:table-cell>
          <table:table-cell office:value-type="float" office:value="633162.6875" calcext:value-type="float">
            <text:p>633162.687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9612" calcext:value-type="float">
            <text:p>0.0961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89.08333" calcext:value-type="float">
            <text:p>89.0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267853.17513" calcext:value-type="float">
            <text:p>267853.17513</text:p>
          </table:table-cell>
          <table:table-cell office:value-type="float" office:value="105698.24219" calcext:value-type="float">
            <text:p>105698.24219</text:p>
          </table:table-cell>
          <table:table-cell office:value-type="float" office:value="581258.5" calcext:value-type="float">
            <text:p>581258.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8359" calcext:value-type="float">
            <text:p>0.08359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87.58333" calcext:value-type="float">
            <text:p>87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598533.05646" calcext:value-type="float">
            <text:p>2598533.05646</text:p>
          </table:table-cell>
          <table:table-cell office:value-type="float" office:value="10.11905" calcext:value-type="float">
            <text:p>10.11905</text:p>
          </table:table-cell>
          <table:table-cell office:value-type="float" office:value="20929562" calcext:value-type="float">
            <text:p>2092956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9.55747" calcext:value-type="float">
            <text:p>69.55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1" calcext:value-type="float">
            <text:p>0.011</text:p>
          </table:table-cell>
          <table:table-cell office:value-type="float" office:value="1956231.67877" calcext:value-type="float">
            <text:p>1956231.67877</text:p>
          </table:table-cell>
          <table:table-cell office:value-type="float" office:value="16.20924" calcext:value-type="float">
            <text:p>16.20924</text:p>
          </table:table-cell>
          <table:table-cell office:value-type="float" office:value="12473918" calcext:value-type="float">
            <text:p>124739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58.54241" calcext:value-type="float">
            <text:p>58.54241</text:p>
          </table:table-cell>
          <table:table-cell office:value-type="float" office:value="71.52083" calcext:value-type="float">
            <text:p>71.52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2324435.52903" calcext:value-type="float">
            <text:p>2324435.52903</text:p>
          </table:table-cell>
          <table:table-cell office:value-type="float" office:value="22.51718" calcext:value-type="float">
            <text:p>22.51718</text:p>
          </table:table-cell>
          <table:table-cell office:value-type="float" office:value="12147587" calcext:value-type="float">
            <text:p>12147587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37697" calcext:value-type="float">
            <text:p>0.37697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678087.1098" calcext:value-type="float">
            <text:p>678087.1098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8233310" calcext:value-type="float">
            <text:p>18233310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12538" calcext:value-type="float">
            <text:p>0.1253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58148" calcext:value-type="float">
            <text:p>0.58148</text:p>
          </table:table-cell>
          <table:table-cell office:value-type="float" office:value="0.14236" calcext:value-type="float">
            <text:p>0.1423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53.94684" calcext:value-type="float">
            <text:p>53.94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469856.17723" calcext:value-type="float">
            <text:p>469856.17723</text:p>
          </table:table-cell>
          <table:table-cell office:value-type="float" office:value="34.3083" calcext:value-type="float">
            <text:p>34.3083</text:p>
          </table:table-cell>
          <table:table-cell office:value-type="float" office:value="2870210" calcext:value-type="float">
            <text:p>287021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46897" calcext:value-type="float">
            <text:p>0.46897</text:p>
          </table:table-cell>
          <table:table-cell office:value-type="float" office:value="0.0484" calcext:value-type="float">
            <text:p>0.0484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222082.81706" calcext:value-type="float">
            <text:p>222082.81706</text:p>
          </table:table-cell>
          <table:table-cell office:value-type="float" office:value="57078.07812" calcext:value-type="float">
            <text:p>57078.07812</text:p>
          </table:table-cell>
          <table:table-cell office:value-type="float" office:value="494029.375" calcext:value-type="float">
            <text:p>494029.37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9475" calcext:value-type="float">
            <text:p>0.09475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89.66667" calcext:value-type="float">
            <text:p>8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26T17:31:22.189036866</dc:date>
    <meta:editing-duration>PT9M37S</meta:editing-duration>
    <meta:editing-cycles>3</meta:editing-cycles>
    <meta:generator>LibreOffice/6.0.7.3$Linux_X86_64 LibreOffice_project/00m0$Build-3</meta:generator>
    <meta:document-statistic meta:table-count="4" meta:cell-count="89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554cm" svg:y="4.201cm" style:legend-expansion="high" chart:style-name="ch2"/>
        <chart:plot-area chart:style-name="ch3" table:cell-range-address="all_datastreams_all_locations.A1:all_datastreams_all_locations.A11 all_datastreams_all_locations.C1:all_datastreams_all_locations.C11" chart:data-source-has-labels="both" svg:x="0.32cm" svg:y="0.18cm" svg:width="12.914cm" svg:height="8.64cm">
          <chartooo:coordinate-region svg:x="1.603cm" svg:y="0.38cm" svg:width="11.631cm" svg:height="7.793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C2:all_datastreams_all_locations.C11" chart:label-cell-address="all_datastreams_all_locations.C1:all_datastreams_all_locations.C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all_datastreams_all_locations.C1:all_datastreams_all_location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414">
                <text:p>0.01414</text:p>
                <draw:g>
                  <svg:desc>all_datastreams_all_locations.C2:all_datastreams_all_locations.C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394">
                <text:p>0.0139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427">
                <text:p>0.01427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428">
                <text:p>0.0142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423">
                <text:p>0.0142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453">
                <text:p>0.0145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408">
                <text:p>0.0140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434">
                <text:p>0.01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845cm" svg:y="4.201cm" style:legend-expansion="high" chart:style-name="ch2"/>
        <chart:plot-area chart:style-name="ch3" table:cell-range-address="all_datastreams_all_locations.A1:all_datastreams_all_locations.A11 all_datastreams_all_locations.D1:all_datastreams_all_locations.D11" chart:data-source-has-labels="both" svg:x="0.32cm" svg:y="0.18cm" svg:width="13.205cm" svg:height="8.64cm">
          <chartooo:coordinate-region svg:x="1.603cm" svg:y="0.379cm" svg:width="11.922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D2:all_datastreams_all_locations.D11" chart:label-cell-address="all_datastreams_all_locations.D1:all_datastreams_all_locations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all_datastreams_all_locations.D1:all_datastreams_all_loca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215">
                <text:p>0.01215</text:p>
                <draw:g>
                  <svg:desc>all_datastreams_all_locations.D2:all_datastreams_all_locations.D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131">
                <text:p>0.0113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064">
                <text:p>0.0106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125">
                <text:p>0.0112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123">
                <text:p>0.01123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219">
                <text:p>0.0121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207">
                <text:p>0.01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739cm" svg:y="4.201cm" style:legend-expansion="high" chart:style-name="ch2"/>
        <chart:plot-area chart:style-name="ch3" table:cell-range-address="all_datastreams_all_locations.A2:all_datastreams_all_locations.A11 all_datastreams_all_locations.E1:all_datastreams_all_locations.E11" chart:data-source-has-labels="both" svg:x="0.32cm" svg:y="0.18cm" svg:width="13.099cm" svg:height="8.64cm">
          <chartooo:coordinate-region svg:x="1.603cm" svg:y="0.379cm" svg:width="11.816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E2:all_datastreams_all_locations.E11" chart:label-cell-address="all_datastreams_all_locations.E1:all_datastreams_all_locations.E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_mse</text:p>
                <draw:g>
                  <svg:desc>all_datastreams_all_locations.E1:all_datastreams_all_locati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718">
                <text:p>0.01718</text:p>
                <draw:g>
                  <svg:desc>all_datastreams_all_locations.E2:all_datastreams_all_locations.E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735">
                <text:p>0.0173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737">
                <text:p>0.01737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729">
                <text:p>0.0172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801">
                <text:p>0.0180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681">
                <text:p>0.0168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763">
                <text:p>0.0176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684">
                <text:p>0.0168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745">
                <text:p>0.01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legend chart:legend-position="end" svg:x="13.538cm" svg:y="4.201cm" style:legend-expansion="high" chart:style-name="ch2"/>
        <chart:plot-area chart:style-name="ch3" table:cell-range-address="all_datastreams_all_locations.A2:all_datastreams_all_locations.A11 all_datastreams_all_locations.F1:all_datastreams_all_locations.F11" chart:data-source-has-labels="both" svg:x="0.319cm" svg:y="0.18cm" svg:width="12.9cm" svg:height="8.64cm">
          <chartooo:coordinate-region svg:x="1.602cm" svg:y="0.379cm" svg:width="11.617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F2:all_datastreams_all_locations.F11" chart:label-cell-address="all_datastreams_all_locations.F1:all_datastreams_all_locations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ev_mse</text:p>
                <draw:g>
                  <svg:desc>all_datastreams_all_locations.F1:all_datastreams_all_locatio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0175">
                <text:p>0.00175</text:p>
                <draw:g>
                  <svg:desc>all_datastreams_all_locations.F2:all_datastreams_all_locations.F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0194">
                <text:p>0.001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25cm" svg:height="6.258cm" xlink:href=".." xlink:type="simple" chart:class="chart:bar" chart:style-name="ch1">
        <chart:legend chart:legend-position="end" svg:x="7.277cm" svg:y="2.83cm" style:legend-expansion="high" chart:style-name="ch2"/>
        <chart:plot-area chart:style-name="ch3" table:cell-range-address="all_datastreams_one_location.A2:all_datastreams_one_location.A6 all_datastreams_one_location.C1:all_datastreams_one_location.C6" chart:data-source-has-labels="both" svg:x="0.194cm" svg:y="0.125cm" svg:width="6.889cm" svg:height="6.008cm">
          <chartooo:coordinate-region svg:x="1.292cm" svg:y="0.324cm" svg:width="5.791cm" svg:height="5.162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C2:all_datastreams_one_location.C6" chart:label-cell-address="all_datastreams_one_location.C1:all_datastreams_one_location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all_datastreams_one_location.C1:all_datastreams_one_loc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01991">
                <text:p>0.01991</text:p>
                <draw:g>
                  <svg:desc>all_datastreams_one_location.C2:all_datastreams_one_location.C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1474">
                <text:p>0.0147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392">
                <text:p>0.0139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2007">
                <text:p>0.0200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74cm" svg:height="5.452cm" xlink:href=".." xlink:type="simple" chart:class="chart:bar" chart:style-name="ch1">
        <chart:legend chart:legend-position="end" svg:x="6.917cm" svg:y="2.427cm" style:legend-expansion="high" chart:style-name="ch2"/>
        <chart:plot-area chart:style-name="ch3" table:cell-range-address="all_datastreams_one_location.A2:all_datastreams_one_location.A6 all_datastreams_one_location.D1:all_datastreams_one_location.D6" chart:data-source-has-labels="both" svg:x="0.181cm" svg:y="0.109cm" svg:width="6.555cm" svg:height="5.234cm">
          <chartooo:coordinate-region svg:x="1.279cm" svg:y="0.309cm" svg:width="5.457cm" svg:height="4.387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D2:all_datastreams_one_location.D6" chart:label-cell-address="all_datastreams_one_location.D1:all_datastreams_one_location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all_datastreams_one_location.D1:all_datastreams_one_loc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01009">
                <text:p>0.01009</text:p>
                <draw:g>
                  <svg:desc>all_datastreams_one_location.D2:all_datastreams_one_location.D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0554">
                <text:p>0.0055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1063">
                <text:p>0.010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54cm" svg:height="5.565cm" xlink:href=".." xlink:type="simple" chart:class="chart:bar" chart:style-name="ch1">
        <chart:legend chart:legend-position="end" svg:x="6.991cm" svg:y="2.483cm" style:legend-expansion="high" chart:style-name="ch2"/>
        <chart:plot-area chart:style-name="ch3" table:cell-range-address="all_datastreams_one_location.A2:all_datastreams_one_location.A6 all_datastreams_one_location.E2:all_datastreams_one_location.E6" chart:data-source-has-labels="column" svg:x="0.185cm" svg:y="0.111cm" svg:width="6.621cm" svg:height="5.343cm">
          <chartooo:coordinate-region svg:x="1.097cm" svg:y="0.31cm" svg:width="5.709cm" svg:height="4.497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E2:all_datastreams_one_location.E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29269">
                <text:p>0.29269</text:p>
                <draw:g>
                  <svg:desc>all_datastreams_one_location.E2:all_datastreams_one_location.E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2732">
                <text:p>0.0273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2053">
                <text:p>0.0205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30038">
                <text:p>0.3003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30964">
                <text:p>0.309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